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111" svg:font-family="&quot;Liberation Sans111&quot;"/>
    <style:font-face style:name="Liberation Sans" svg:font-family="&quot;Liberation Sans&quot;"/>
    <style:font-face style:name="Liberation Sans11" svg:font-family="&quot;Liberation Sans11&quot;"/>
  </office:font-face-decls>
  <office:automatic-styles>
    <style:style style:name="ce1" style:family="table-cell" style:parent-style-name="Default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/>
    </style:style>
    <style:style style:name="ce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style:vertical-align="automatic" fo:background-color="#000000"/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FFFF00" style:font-name="Liberation Sans11" style:font-name-asian="Liberation Sans11" style:font-name-complex="Liberation Sans11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style:vertical-align="automatic" fo:background-color="#000000"/>
      <style:text-properties fo:color="#808080" style:font-name="Liberation Sans11" style:font-name-asian="Liberation Sans11" style:font-name-complex="Liberation Sans11"/>
    </style:style>
    <style:style style:name="ce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" style:font-name-asian="Liberation Sans11" style:font-name-complex="Liberation Sans11"/>
    </style:style>
    <style:style style:name="ce10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1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3" style:family="table-cell" style:parent-style-name="Default" style:data-style-name="N0">
      <style:table-cell-properties style:vertical-align="automatic" fo:background-color="#000000"/>
    </style:style>
    <style:style style:name="ce14" style:family="table-cell" style:parent-style-name="Default" style:data-style-name="N0">
      <style:table-cell-properties style:vertical-align="automatic" fo:background-color="#000000"/>
      <style:text-properties fo:color="#595959" style:font-name="Liberation Sans11" style:font-name-asian="Liberation Sans11" style:font-name-complex="Liberation Sans11"/>
    </style:style>
    <style:style style:name="ce1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37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3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9" style:family="table-cell" style:parent-style-name="Default" style:data-style-name="N0">
      <style:table-cell-properties style:vertical-align="automatic" fo:background-color="#000000"/>
      <style:text-properties fo:color="#2A6099"/>
    </style:style>
    <style:style style:name="ce20" style:family="table-cell" style:parent-style-name="Default" style:data-style-name="N0">
      <style:table-cell-properties style:vertical-align="automatic" fo:background-color="#000000"/>
      <style:text-properties fo:color="#00A933"/>
    </style:style>
    <style:style style:name="ce21" style:family="table-cell" style:parent-style-name="Default" style:data-style-name="N0">
      <style:table-cell-properties fo:background-color="#000000"/>
    </style:style>
    <style:style style:name="ce22" style:family="table-cell" style:parent-style-name="Default" style:data-style-name="N0">
      <style:table-cell-properties fo:background-color="#000000"/>
      <style:text-properties fo:color="#00A933"/>
    </style:style>
    <style:style style:name="ce23" style:family="table-cell" style:parent-style-name="Default" style:data-style-name="N0">
      <style:table-cell-properties fo:background-color="#000000"/>
      <style:text-properties fo:color="#2A6099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53520833333333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table:style-name="ce1">
            <text:p>20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float" office:value="330" table:style-name="ce1">
            <text:p>33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2" table:style-name="ce2"/>
          <table:table-cell office:value-type="string" table:style-name="ce2">
            <text:p>Pkg</text:p>
          </table:table-cell>
          <table:table-cell office:value-type="string" table:style-name="ce2">
            <text:p>Test</text:p>
          </table:table-cell>
          <table:table-cell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6"/>
          <table:table-cell table:number-columns-repeated="5" table:style-name="ce7"/>
          <table:table-cell table:number-columns-repeated="5" table:style-name="ce6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4" table:style-name="ce11"/>
          <table:table-cell table:number-columns-repeated="16370" table:style-name="ce1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4"/>
          <table:table-cell table:number-columns-repeated="5" table:style-name="ce15"/>
          <table:table-cell table:number-columns-repeated="5" table:style-name="ce14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3" table:style-name="ce8"/>
          <table:table-cell table:style-name="ce9"/>
          <table:table-cell table:number-columns-repeated="5" table:style-name="ce10"/>
          <table:table-cell table:number-columns-repeated="3" table:style-name="ce8"/>
          <table:table-cell table:style-name="ce9"/>
          <table:table-cell table:number-columns-repeated="16371" table:style-name="ce8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4" table:style-name="ce11"/>
          <table:table-cell table:number-columns-repeated="16370" table:style-name="ce13"/>
        </table:table-row>
        <table:table-row table:style-name="ro2">
          <table:table-cell table:number-columns-repeated="2" table:style-name="ce1"/>
          <table:table-cell office:value-type="string" table:style-name="ce1">
            <text:p>oslo.privsep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va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7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7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14</text:p>
          </table:table-cell>
          <table:table-cell office:value-type="string" table:style-name="ce11">
            <text:p>typing_extensions</text:p>
          </table:table-cell>
          <table:table-cell office:value-type="string" table:style-name="ce11">
            <text:p>4.12.2</text:p>
          </table:table-cell>
          <table:table-cell office:value-type="string" table:style-name="ce12">
            <text:p>2024/Ju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typing-extensions&gt;=4.12</text:p>
          </table:table-cell>
          <table:table-cell office:value-type="string" table:style-name="ce11">
            <text:p>PSF</text:p>
          </table:table-cell>
          <table:table-cell table:number-columns-repeated="16373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2" table:style-name="ce1"/>
          <table:table-cell office:value-type="string" table:style-name="ce1">
            <text:p>Nova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3.1.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&gt;=0.8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oslo.privsep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6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lt;6.0.0,&gt;=5.1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==5.1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8</text:p>
          </table:table-cell>
          <table:table-cell office:value-type="string" table:style-name="ce8">
            <text:p>prometheus_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SQLAlchemy&gt;=1.3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Mak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typing-extensions&gt;=4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lt;44,&gt;=41.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(&gt;=3.1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 (&gt;=2.0.0,&lt;3.0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28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1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4.2,&lt;4, !=3.0.0, !=3.0.1, !=3.0.2, !=3.0.3</text:p>
          </table:table-cell>
          <table:table-cell office:value-type="string" table:style-name="ce8">
            <text:p><text:s/>python_version&gt;'3.0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3.0.9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table:number-columns-repeated="2"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2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: Drop this when Python 3.10 is our minimum supported vers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 (&gt;=1,&lt;2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 (&gt;=4,&lt;5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1</text:p>
          </table:table-cell>
          <table:table-cell office:value-type="string" table:style-name="ce11">
            <text:p>invoke</text:p>
          </table:table-cell>
          <table:table-cell office:value-type="string" table:style-name="ce11">
            <text:p>2.2.1</text:p>
          </table:table-cell>
          <table:table-cell office:value-type="string" table:style-name="ce12">
            <text:p>2025/Oct/11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invoke&gt;=2.0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cffi&gt;=1.4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pycparser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2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3.3</text:p>
          </table:table-cell>
          <table:table-cell table:number-columns-repeated="16374" table:style-name="ce8"/>
        </table:table-row>
        <table:table-row table:style-name="ro2">
          <table:table-cell table:style-name="ce11"/>
          <table:table-cell office:value-type="string" table:style-name="ce11">
            <text:p>i1.1.71</text:p>
          </table:table-cell>
          <table:table-cell office:value-type="string" table:style-name="ce11">
            <text:p>invoke</text:p>
          </table:table-cell>
          <table:table-cell office:value-type="string" table:style-name="ce11">
            <text:p>2.2.1</text:p>
          </table:table-cell>
          <table:table-cell office:value-type="string" table:style-name="ce12">
            <text:p>2025/Oct/11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invoke&gt;=2.0</text:p>
          </table:table-cell>
          <table:table-cell table:number-columns-repeated="16374" table:style-name="ce11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nacl&gt;=1.5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&gt;= 3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_extensions &gt;= 4.5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5</text:p>
          </table:table-cell>
          <table:table-cell office:value-type="string" table:style-name="ce11">
            <text:p>redis</text:p>
          </table:table-cell>
          <table:table-cell office:value-type="string" table:style-name="ce11">
            <text:p>6.1.1</text:p>
          </table:table-cell>
          <table:table-cell office:value-type="string" table:style-name="ce12">
            <text:p>2025/Jun/02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redi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9</text:p>
          </table:table-cell>
          <table:table-cell office:value-type="string" table:style-name="ce8">
            <text:p>NumPy</text:p>
          </table:table-cell>
          <table:table-cell office:value-type="string" table:style-name="ce8">
            <text:p>2.3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umpy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</text:p>
          </table:table-cell>
          <table:table-cell table:number-columns-repeated="16374" table:style-name="ce8"/>
        </table:table-row>
        <table:table-row table:style-name="ro2">
          <table:table-cell table:style-name="ce11"/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style-name="ce11"/>
          <table:table-cell office:value-type="string" table:style-name="ce11">
            <text:p>i1.1.75</text:p>
          </table:table-cell>
          <table:table-cell office:value-type="string" table:style-name="ce11">
            <text:p>redis</text:p>
          </table:table-cell>
          <table:table-cell office:value-type="string" table:style-name="ce11">
            <text:p>6.1.1</text:p>
          </table:table-cell>
          <table:table-cell office:value-type="string" table:style-name="ce12">
            <text:p>2025/Jun/02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redi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22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retty formatting machines/state tables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2.3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4"/>
          <table:table-cell office:value-type="string" table:style-name="ce4">
            <text:p>OpenStack Library Projects – non-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ll additions to this file must have significant justification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morgan) At no time may any oslo library be added to the keystoneau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. The requirements for keystoneauth are very tightly controlled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 ensure we are not pulling in a ton of transient dependencies. This i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important from the standpoint of ensuring keystoneauth can be used outsid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openstack-specific projects (allowing interaction with openstack APIs)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here oslo and associated transient dependencies are not desired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2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45</text:p>
          </table:table-cell>
          <table:table-cell office:value-type="string" table:style-name="ce11">
            <text:p>oslo.rootwrap</text:p>
          </table:table-cell>
          <table:table-cell office:value-type="string" table:style-name="ce11">
            <text:p>7.5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rootwrap&gt;=5.1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dhellmann): Because oslo.utils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utils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8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6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harlowja): Because oslo.serialization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serialization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General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1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9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 Export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8</text:p>
          </table:table-cell>
          <table:table-cell office:value-type="string" table:style-name="ce8">
            <text:p>prometheus-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Jinja2&gt;=2.10</text:p>
          </table:table-cell>
          <table:table-cell office:value-type="string" table:style-name="ce1">
            <text:p>BSD License (3 clause)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serialization&gt;=2.18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sutil&gt;=3.2.2</text:p>
          </table:table-cell>
          <table:table-cell office:value-type="string" table:style-name="ce1">
            <text:p>BSD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1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 2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json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routing notifi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abbit driver is the defaul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set the amqp version to ensure heartbeat work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iddlewa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0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ffi&gt;=1.14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1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4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6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too many failuers</text:p>
          </table:table-cell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6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8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0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 &gt;= 0.1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A:</text:p>
          </table:table-cell>
          <table:table-cell office:value-type="string" table:style-name="ce1">
            <text:p>i3.2.03</text:p>
          </table:table-cell>
          <table:table-cell office:value-type="string" table:style-name="ce1">
            <text:p>os-win</text:p>
          </table:table-cell>
          <table:table-cell office:value-type="string" table:style-name="ce1">
            <text:p>5.9.0</text:p>
          </table:table-cell>
          <table:table-cell office:value-type="string" table:style-name="ce2">
            <text:p>2023/Feb/10</text:p>
          </table:table-cell>
          <table:table-cell office:value-type="string" table:style-name="ce2">
            <text:p>OS tar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s-win&gt;=5.7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4.2.15</text:p>
          </table:table-cell>
          <table:table-cell office:value-type="string" table:style-name="ce1">
            <text:p>os-brick</text:p>
          </table:table-cell>
          <table:table-cell office:value-type="string" table:style-name="ce1">
            <text:p>6.11.0</text:p>
          </table:table-cell>
          <table:table-cell office:value-type="string" table:style-name="ce2">
            <text:p>2025/Feb/21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s-brick&gt;=6.1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2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!=0.18.3,!=0.20.1,&gt;=0.1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.0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4.2.15</text:p>
          </table:table-cell>
          <table:table-cell office:value-type="string" table:style-name="ce1">
            <text:p>os-brick</text:p>
          </table:table-cell>
          <table:table-cell office:value-type="string" table:style-name="ce1">
            <text:p>6.11.0</text:p>
          </table:table-cell>
          <table:table-cell office:value-type="string" table:style-name="ce2">
            <text:p>2025/Feb/21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s-brick&gt;=6.1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1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style-name="ce1"/>
          <table:table-cell table:number-columns-repeated="16373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style-name="ce1"/>
          <table:table-cell table:number-columns-repeated="16373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style-name="ce1"/>
          <table:table-cell table:number-columns-repeated="16373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1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3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3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1"/>
          <table:table-cell office:value-type="string" table:style-name="ce1">
            <text:p>i3.2.03</text:p>
          </table:table-cell>
          <table:table-cell office:value-type="string" table:style-name="ce1">
            <text:p>os-win</text:p>
          </table:table-cell>
          <table:table-cell office:value-type="string" table:style-name="ce1">
            <text:p>5.9.0</text:p>
          </table:table-cell>
          <table:table-cell office:value-type="string" table:style-name="ce2">
            <text:p>2023/Feb/10</text:p>
          </table:table-cell>
          <table:table-cell office:value-type="string" table:style-name="ce2">
            <text:p>OS tar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s-win&gt;=5.7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21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5.7.2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ackages needed for using this library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deprecation warning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async and/or periodic work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reader/writer + interprocess lock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17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Very nice graph library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backend storage engine loading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structured input valid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state machine we run wi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common utilitie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lru caches and suc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ydot output test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3.3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se are used by downstream libraries that requi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slo.db as one of their test requirements - do not remove!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4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style-name="ce1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keystoneauth1&gt;=3.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style-name="ce1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c-lib&gt;=1.2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7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6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2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1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3.3.01</text:p>
          </table:table-cell>
          <table:table-cell office:value-type="string" table:style-name="ce11">
            <text:p>os-client-config</text:p>
          </table:table-cell>
          <table:table-cell office:value-type="string" table:style-name="ce11">
            <text:p>2.1.0</text:p>
          </table:table-cell>
          <table:table-cell office:value-type="string" table:style-name="ce12">
            <text:p>2020/Apr/03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-client-config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penstacksdk&gt;=0.1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5.3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5.3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3.3.01</text:p>
          </table:table-cell>
          <table:table-cell office:value-type="string" table:style-name="ce11">
            <text:p>os-client-config</text:p>
          </table:table-cell>
          <table:table-cell office:value-type="string" table:style-name="ce11">
            <text:p>2.1.0</text:p>
          </table:table-cell>
          <table:table-cell office:value-type="string" table:style-name="ce12">
            <text:p>2020/Apr/03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client-config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keystoneclient is used only by neutronclient.osc.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(amotoki): Drop this after osc.utils has no dependency on keystoneclien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Other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rvice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1.6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&gt;=0.7.1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&lt; 0.8.0/0.8 does not work, see https://bugs.launchpad.net/bugs/1153983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3.1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3.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4.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!=3.0.0,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aste.util.template used in keystone.common.templat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,!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Glance Sto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6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table:number-columns-repeated="16375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efried): Sync lower-constraints.txt for os-traits &amp; os-resource-classe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0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4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b10.13.24.13</text:p>
          </table:table-cell>
          <table:table-cell office:value-type="string" table:style-name="ce11">
            <text:p>lxml</text:p>
          </table:table-cell>
          <table:table-cell office:value-type="string" table:style-name="ce11">
            <text:p>6.0.2</text:p>
          </table:table-cell>
          <table:table-cell office:value-type="string" table:style-name="ce12">
            <text:p>2025/Sep/22</text:p>
          </table:table-cell>
          <table:table-cell office:value-type="string" table:style-name="ce12">
            <text:p>BLfS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lxml&gt;=4.5.0</text:p>
          </table:table-cell>
          <table:table-cell office:value-type="string" table:style-name="ce11">
            <text:p>BSD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4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4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glanceclient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6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8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0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5</text:p>
          </table:table-cell>
          <table:table-cell office:value-type="string" table:style-name="ce11">
            <text:p>oslo.rootwrap</text:p>
          </table:table-cell>
          <table:table-cell office:value-type="string" table:style-name="ce11">
            <text:p>7.5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rootwrap&gt;=5.1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3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"/>
          <table:table-cell office:value-type="string" table:style-name="ce1">
            <text:p>i4.2.15</text:p>
          </table:table-cell>
          <table:table-cell office:value-type="string" table:style-name="ce1">
            <text:p>os-brick</text:p>
          </table:table-cell>
          <table:table-cell office:value-type="string" table:style-name="ce1">
            <text:p>6.11.0</text:p>
          </table:table-cell>
          <table:table-cell office:value-type="string" table:style-name="ce2">
            <text:p>2025/Feb/21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s-brick&gt;=6.1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21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3"/>
          <table:table-cell table:number-columns-repeated="5" table:style-name="ce2"/>
          <table:table-cell office:value-type="string" table:style-name="ce1">
            <text:p>os-vif&gt;=3.1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3"/>
          <table:table-cell table:number-columns-repeated="5" table:style-name="ce2"/>
          <table:table-cell office:value-type="string" table:style-name="ce1">
            <text:p>tooz&gt;=1.58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&gt;=1.3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number-rows-repeated="1046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111" svg:font-family="&quot;Liberation Sans111&quot;"/>
    <style:font-face style:name="Liberation Sans" svg:font-family="&quot;Liberation Sans&quot;"/>
    <style:font-face style:name="Liberation Sans11" svg:font-family="&quot;Liberation Sans1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6T10:44:50Z</dc:date>
    <meta:editing-cycles>457</meta:editing-cycles>
    <meta:editing-duration>PT63762S</meta:editing-duration>
    <meta:user-defined meta:name="AppVersion">16.0300</meta:user-defined>
  </office:meta>
</office:document-meta>
</file>